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2000001000003716000037166BA6C9C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2625in" fo:margin-left="-0.075in" table:align="left" style:writing-mode="lr-tb"/>
    </style:style>
    <style:style style:name="Table1.A" style:family="table-column">
      <style:table-column-properties style:column-width="5.45in"/>
    </style:style>
    <style:style style:name="Table1.B" style:family="table-column">
      <style:table-column-properties style:column-width="1.81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text-properties style:font-name="NewCenturySchlbk" fo:font-size="5.5pt" style:font-size-asian="5.5pt" style:font-name-complex="NewCenturySchlbk"/>
    </style:style>
    <style:style style:name="P2" style:family="paragraph" style:parent-style-name="Standard">
      <style:paragraph-properties>
        <style:tab-stops>
          <style:tab-stop style:position="4in"/>
          <style:tab-stop style:position="5.5in"/>
        </style:tab-stops>
      </style:paragraph-properties>
      <style:text-properties officeooo:paragraph-rsid="00230e94"/>
    </style:style>
    <style:style style:name="P3" style:family="paragraph" style:parent-style-name="Standard">
      <style:paragraph-properties>
        <style:tab-stops>
          <style:tab-stop style:position="4in"/>
        </style:tab-stops>
      </style:paragraph-properties>
      <style:text-properties style:font-name="Liberation Serif" fo:font-size="7pt" fo:letter-spacing="0.011in" officeooo:paragraph-rsid="00230e94" style:font-size-asian="7pt" style:font-name-complex="Times New Roman"/>
    </style:style>
    <style:style style:name="P4" style:family="paragraph" style:parent-style-name="Standard">
      <style:text-properties style:font-name="Liberation Serif" fo:font-size="7pt" fo:letter-spacing="0.011in" officeooo:paragraph-rsid="00230e94" style:font-size-asian="7pt" style:font-name-complex="Times New Roman"/>
    </style:style>
    <style:style style:name="P5" style:family="paragraph" style:parent-style-name="Standard">
      <style:paragraph-properties fo:text-align="center" style:justify-single-word="false"/>
      <style:text-properties style:font-name="Liberation Serif" fo:font-size="7.5pt" fo:letter-spacing="0.0043in" officeooo:paragraph-rsid="001f9eba" style:font-size-asian="7.5pt" style:font-name-complex="Times New Roman" style:font-size-complex="7.5pt"/>
    </style:style>
    <style:style style:name="P6" style:family="paragraph" style:parent-style-name="Standard">
      <style:paragraph-properties>
        <style:tab-stops>
          <style:tab-stop style:position="4in"/>
          <style:tab-stop style:position="5.5in"/>
        </style:tab-stops>
      </style:paragraph-properties>
      <style:text-properties fo:font-variant="small-caps" style:font-name="Times New Roman" fo:font-size="7pt" fo:letter-spacing="0.0035in" officeooo:rsid="001f9eba" style:font-size-asian="7pt" style:font-name-complex="Times New Roman" style:font-size-complex="7pt"/>
    </style:style>
    <style:style style:name="P7" style:family="paragraph" style:parent-style-name="Standard">
      <style:paragraph-properties fo:margin-top="0in" fo:margin-bottom="0.0209in" style:contextual-spacing="false"/>
      <style:text-properties style:font-name="NewCenturySchlbk" fo:font-size="14pt" style:font-size-asian="14pt" style:font-name-complex="NewCenturySchlbk"/>
    </style:style>
    <style:style style:name="P8" style:family="paragraph" style:parent-style-name="Standard">
      <style:paragraph-properties fo:margin-top="0in" fo:margin-bottom="0.0209in" style:contextual-spacing="false"/>
      <style:text-properties style:font-name="Liberation Serif" fo:font-size="7pt" fo:letter-spacing="0.011in" officeooo:paragraph-rsid="00230e94" style:font-size-asian="7pt" style:font-name-complex="Times New Roman"/>
    </style:style>
    <style:style style:name="P9" style:family="paragraph" style:parent-style-name="Standard">
      <style:paragraph-properties fo:margin-top="0in" fo:margin-bottom="0.0209in" style:contextual-spacing="false"/>
      <style:text-properties style:font-name="Liberation Serif" fo:font-size="12pt" fo:letter-spacing="0.011in" officeooo:rsid="00230e94" officeooo:paragraph-rsid="00230e94" style:font-size-asian="10.5pt" style:font-name-complex="Times New Roman" style:font-size-complex="12pt"/>
    </style:style>
    <style:style style:name="P10" style:family="paragraph" style:parent-style-name="Standard">
      <style:paragraph-properties fo:margin-top="0in" fo:margin-bottom="0.0209in" style:contextual-spacing="false"/>
      <style:text-properties style:font-name="Liberation Serif" fo:font-size="12pt" fo:letter-spacing="0.011in" officeooo:rsid="00230e94" officeooo:paragraph-rsid="002886fa" style:font-size-asian="10.5pt" style:font-name-complex="Times New Roman" style:font-size-complex="12pt"/>
    </style:style>
    <style:style style:name="P11" style:family="paragraph" style:parent-style-name="Standard">
      <style:paragraph-properties fo:margin-left="0in" fo:margin-right="0in" fo:text-indent="0in" style:auto-text-indent="false">
        <style:tab-stops>
          <style:tab-stop style:position="4in"/>
          <style:tab-stop style:position="5.5in"/>
        </style:tab-stops>
      </style:paragraph-properties>
      <style:text-properties fo:font-variant="small-caps" style:font-name="Times New Roman" fo:font-size="7pt" style:font-size-asian="7pt" style:font-name-complex="Times New Roman" style:font-size-complex="7pt"/>
    </style:style>
    <style:style style:name="P12" style:family="paragraph" style:parent-style-name="Standard" style:master-page-name="Standard">
      <style:paragraph-properties style:page-number="1"/>
      <style:text-properties style:font-name="Liberation Serif" fo:font-size="12pt" fo:letter-spacing="0.011in" style:font-size-asian="12pt" style:font-name-complex="Times New Roman" style:font-size-complex="12pt"/>
    </style:style>
    <style:style style:name="P13" style:family="paragraph" style:parent-style-name="Standard">
      <style:paragraph-properties fo:margin-top="0in" fo:margin-bottom="0.0209in" style:contextual-spacing="false"/>
      <style:text-properties style:font-name="Liberation Serif" fo:font-size="12pt" fo:letter-spacing="0.011in" officeooo:rsid="002886fa" officeooo:paragraph-rsid="00297256" style:font-size-asian="10.5pt" style:font-name-complex="Times New Roman" style:font-size-complex="12pt"/>
    </style:style>
    <style:style style:name="T1" style:family="text">
      <style:text-properties fo:letter-spacing="0.0055in"/>
    </style:style>
    <style:style style:name="T2" style:family="text">
      <style:text-properties officeooo:rsid="00250b2a"/>
    </style:style>
    <style:style style:name="T3" style:family="text">
      <style:text-properties officeooo:rsid="00275ecf"/>
    </style:style>
    <style:style style:name="T4" style:family="text">
      <style:text-properties officeooo:rsid="002886fa"/>
    </style:style>
    <style:style style:name="T5" style:family="text">
      <style:text-properties officeooo:rsid="00297256"/>
    </style:style>
    <style:style style:name="T6" style:family="text">
      <style:text-properties officeooo:rsid="002ac16e"/>
    </style:style>
    <style:style style:name="fr1" style:family="graphic" style:parent-style-name="Frame">
      <style:graphic-properties style:wrap="dynamic" style:number-wrapped-paragraphs="1" style:vertical-pos="from-top" style:vertical-rel="paragraph" style:horizontal-pos="from-left" style:horizontal-rel="paragraph" fo:background-color="#ffffff" style:background-transparency="100%" fo:padding-left="0in" fo:padding-right="0in" fo:padding-top="0.0555in" fo:padding-bottom="0.0555in" fo:border-left="none" fo:border-right="none" fo:border-top="0.74pt solid #000000" fo:border-bottom="0.74pt solid #000000" style:writing-mode="lr-tb" draw:wrap-influence-on-position="once-successive">
        <style:background-image/>
      </style:graphic-properties>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Frame2" text:anchor-type="paragraph" svg:x="-0.0693in" svg:y="0.6945in" svg:width="7.2626in" svg:height="0.3in" draw:z-index="0"><draw:text-box><text:p text:style-name="P5">BERKELEY • DAVIS • IRVINE • LOS ANGELES • MERCED • RIVERSIDE • SAN DIEGO • SAN FRANCISCO <text:span text:style-name="T1">• SANTA BARBARA • SANTA CRUZ</text:span></text:p><text:p text:style-name="P1"/><text:p text:style-name="Standard"/></draw:text-box></draw:frame><draw:frame draw:style-name="fr2" draw:name="Image1" text:anchor-type="char" svg:x="6.378in" svg:y="-0.1555in" svg:width="0.8126in" svg:height="0.8126in" draw:z-index="1"><draw:image xlink:href="Pictures/2000001000003716000037166BA6C9C4.wmf" xlink:type="simple" xlink:show="embed" xlink:actuate="onLoad"/></draw:frame>UNIVERSITY OF CALIFORNIA, BERKELEY</text:p>
      <text:p text:style-name="P7"/>
      <text:p text:style-name="P7"/>
      <text:p text:style-name="P3">COLLEGE OF LETTERS AND SCIENCE<text:tab/> <text:s text:c="37"/>BERKELEY, CALIFORNIA 94720</text:p>
      <text:p text:style-name="P4">DEPARTMENT OF EARTH AND PLANETARY SCIENCE</text:p>
      <text:p text:style-name="P4">307 McCONE HALL, MC4767</text:p>
      <text:p text:style-name="P4">Telephone: (510) 642-3993</text:p>
      <text:p text:style-name="P8">FAX: (510) 643-9980</text:p>
      <text:p text:style-name="P8"/>
      <text:p text:style-name="P9"/>
      <text:p text:style-name="P9"><text:span text:style-name="T4">February 24</text:span>, 2015</text:p>
      <text:p text:style-name="P9"/>
      <text:p text:style-name="P9"><text:span text:style-name="T3">To whom it may concern</text:span>,</text:p>
      <text:p text:style-name="P9"/>
      <text:p text:style-name="P10"><text:span text:style-name="T4">Herein we re</text:span>submit a manuscript entitled “<text:span text:style-name="T4">Scaling rates of true polar wander in convecting planets and moons</text:span>” <text:span text:style-name="T2">for consideration in Geophysical Journal International.</text:span></text:p>
      <text:p text:style-name="P10"><text:span text:style-name="T5">We develop the theory of true polar wander due to mantle convection from a perspective</text:span> <text:span text:style-name="T2">of fluid dynamics and scaling. We identify a set of nondimensional parameters which control the rotational dynamics of a planet with a convecting mantle. We furthermore show how the components of the nonlinear Liouville equation depend on these parameters over a range of rotation rates and convective vigor relevant to terrestrial mantles. This scaling reveals so-called “inertial interchange” true polar wander as a special case of a more general class of true polar wander events, which become more likely at high convective vigor. The framework we develop can be applied to events on early Earth or on other terrestrial bodies where the conditions may be (or have been) quite different.</text:span></text:p>
      <text:p text:style-name="P10"/>
      <text:p text:style-name="P13">Our previous submission was given a thoughtful review by Yanick Ricard, who raised a number of concerns about the equations we used. <text:span text:style-name="T6">We have substantially updated the manuscript in light of his review, and we have included a response to it with this submission.</text:span> </text:p>
      <text:p text:style-name="P9"/>
      <text:p text:style-name="P9">Sincerely,</text:p>
      <text:p text:style-name="P9">Ian Rose</text:p>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6"/>
          </table:table-cell>
          <table:table-cell table:style-name="Table1.A1"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3" style:display-name="Contents 3" style:family="paragraph" style:parent-style-name="Standard" style:next-style-name="Standard" style:class="index">
      <style:paragraph-properties fo:margin-left="1in" fo:margin-right="0.5in" fo:text-indent="0in" style:auto-text-indent="false">
        <style:tab-stops>
          <style:tab-stop style:position="5.75in" style:leader-style="dotted" style:leader-text="."/>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5in" fo:margin-right="0.5in" fo:text-indent="0in" style:auto-text-indent="false">
        <style:tab-stops>
          <style:tab-stop style:position="5.75in" style:leader-style="dotted" style:leader-text="."/>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left="0in" fo:margin-right="0.5in" fo:text-indent="0in" style:auto-text-indent="false">
        <style:tab-stops>
          <style:tab-stop style:position="5.75in" style:leader-style="dotted" style:leader-text="."/>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PostScript" style:family="paragraph" style:parent-style-name="Standard" style:next-style-name="Standard">
      <style:text-properties fo:font-size="10pt" fo:font-weight="bold" style:font-size-asian="10pt" style:font-weight-asian="bold" text:display="non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3% 100%"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402in" fo:margin-bottom="0.75in" fo:margin-left="0.7201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CB Letterhead TT</dc:title>
    <dc:description>Using BMP UC Seal</dc:description>
    <meta:initial-creator>cannon</meta:initial-creator>
    <meta:creation-date>2008-12-23T14:40:00</meta:creation-date>
    <dc:creator>Ian Rose</dc:creator>
    <dc:date>2016-03-15T13:43:02.717811849</dc:date>
    <meta:print-date>2007-06-19T14:19:00</meta:print-date>
    <meta:editing-cycles>10</meta:editing-cycles>
    <meta:editing-duration>PT1M</meta:editing-duration>
    <meta:generator>LibreOffice/4.2.8.2$Linux_X86_64 LibreOffice_project/420m0$Build-2</meta:generator>
    <meta:document-statistic meta:table-count="1" meta:image-count="1" meta:object-count="0" meta:page-count="1" meta:paragraph-count="14" meta:word-count="255" meta:character-count="1616" meta:non-whitespace-character-count="1336"/>
  </office:meta>
</office:document-meta>
</file>